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Version Description (SVD)</text:p>
      <text:p text:style-name="Author">Development Team</text:p>
      <text:p text:style-name="Date">2024-06-26</text:p>
      <text:h text:style-name="Heading_20_1" text:outline-level="1"><text:bookmark-start text:name="software-version-description-svd"/>Software Version Description (SVD)<text:bookmark-end text:name="software-version-description-sv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VD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VD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VD-002: Document Purpose</text:span> - The document <text:span text:style-name="T1">shall</text:span> describe the software version and its characteristics - The document <text:span text:style-name="T1">shall</text:span> specify version features and changes - The document <text:span text:style-name="T1">shall</text:span> provide version compatibility and requirement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VD-003: Referenced Standards</text:span> - MIL-STD-498: Software Development and Documentation - [Other applicable standards]</text:p>
      <text:h text:style-name="Heading_20_2" text:outline-level="2"><text:bookmark-start text:name="version-overview"/>3. Version Overview<text:bookmark-end text:name="version-overview"/></text:h>
      <text:p text:style-name="First_20_paragraph"><text:span text:style-name="T1">SVD-004: Version Description</text:span> - The document <text:span text:style-name="T1">shall</text:span> provide a comprehensive version description - The document <text:span text:style-name="T1">shall</text:span> specify version number and release information - The document <text:span text:style-name="T1">shall</text:span> describe version purpose and objectives</text:p>
      <text:h text:style-name="Heading_20_2" text:outline-level="2"><text:bookmark-start text:name="version-features"/>4. Version Features<text:bookmark-end text:name="version-features"/></text:h>
      <text:h text:style-name="Heading_20_3" text:outline-level="3"><text:bookmark-start text:name="new-features"/>4.1 New Features<text:bookmark-end text:name="new-features"/></text:h>
      <text:p text:style-name="First_20_paragraph"><text:span text:style-name="T1">SVD-005: Feature Additions</text:span> - The document <text:span text:style-name="T1">shall</text:span> describe new features and capabilities - The document <text:span text:style-name="T1">shall</text:span> specify feature requirements and specifications - The document <text:span text:style-name="T1">shall</text:span> define feature benefits and improvements</text:p>
      <text:h text:style-name="Heading_20_3" text:outline-level="3"><text:bookmark-start text:name="enhanced-features"/>4.2 Enhanced Features<text:bookmark-end text:name="enhanced-features"/></text:h>
      <text:p text:style-name="First_20_paragraph"><text:span text:style-name="T1">SVD-006: Feature Improvements</text:span> - The document <text:span text:style-name="T1">shall</text:span> describe enhanced features and capabilities - The document <text:span text:style-name="T1">shall</text:span> specify improvement details and benefits - The document <text:span text:style-name="T1">shall</text:span> define performance and quality improvements</text:p>
      <text:h text:style-name="Heading_20_3" text:outline-level="3"><text:bookmark-start text:name="bug-fixes"/>4.3 Bug Fixes<text:bookmark-end text:name="bug-fixes"/></text:h>
      <text:p text:style-name="First_20_paragraph"><text:span text:style-name="T1">SVD-007: Issue Resolution</text:span> - The document <text:span text:style-name="T1">shall</text:span> describe bug fixes and issue resolutions - The document <text:span text:style-name="T1">shall</text:span> specify resolved issues and their impact - The document <text:span text:style-name="T1">shall</text:span> define stability and reliability improvements</text:p>
      <text:h text:style-name="Heading_20_2" text:outline-level="2"><text:bookmark-start text:name="version-compatibility"/>5. Version Compatibility<text:bookmark-end text:name="version-compatibility"/></text:h>
      <text:p text:style-name="First_20_paragraph"><text:span text:style-name="T1">SVD-008: Compatibility Information</text:span> - The document <text:span text:style-name="T1">shall</text:span> specify version compatibility requirements - The document <text:span text:style-name="T1">shall</text:span> describe backward compatibility considerations - The document <text:span text:style-name="T1">shall</text:span> define upgrade and migration requirements</text:p>
      <text:h text:style-name="Heading_20_2" text:outline-level="2"><text:bookmark-start text:name="system-requirements"/>6. System Requirements<text:bookmark-end text:name="system-requirements"/></text:h>
      <text:p text:style-name="First_20_paragraph"><text:span text:style-name="T1">SVD-009: Requirements Specification</text:span> - The document <text:span text:style-name="T1">shall</text:span> specify system requirements for this version - The document <text:span text:style-name="T1">shall</text:span> describe hardware and software dependencies - The document <text:span text:style-name="T1">shall</text:span> define performance and capacity requirements</text:p>
      <text:h text:style-name="Heading_20_2" text:outline-level="2"><text:bookmark-start text:name="installation-and-deployment"/>7. Installation and Deployment<text:bookmark-end text:name="installation-and-deployment"/></text:h>
      <text:p text:style-name="First_20_paragraph"><text:span text:style-name="T1">SVD-010: Deployment Information</text:span> - The document <text:span text:style-name="T1">shall</text:span> describe installation and deployment procedures - The document <text:span text:style-name="T1">shall</text:span> specify upgrade procedures from previous versions - The document <text:span text:style-name="T1">shall</text:span> define rollback and recovery procedures</text:p>
      <text:h text:style-name="Heading_20_2" text:outline-level="2"><text:bookmark-start text:name="known-issues"/>8. Known Issues<text:bookmark-end text:name="known-issues"/></text:h>
      <text:p text:style-name="First_20_paragraph"><text:span text:style-name="T1">SVD-011: Issue Documentation</text:span> - The document <text:span text:style-name="T1">shall</text:span> describe known issues and limitations - The document <text:span text:style-name="T1">shall</text:span> specify workarounds and solutions - The document <text:span text:style-name="T1">shall</text:span> define issue resolution plans</text:p>
      <text:h text:style-name="Heading_20_2" text:outline-level="2"><text:bookmark-start text:name="notes"/>9. Notes<text:bookmark-end text:name="notes"/></text:h>
      <text:list text:style-name="L1">
        <text:list-item>
          <text:p text:style-name="P1"><text:span text:style-name="T1">SVD</text:span>: Software Version Description</text:p>
        </text:list-item>
        <text:list-item>
          <text:p text:style-name="P1"><text:span text:style-name="T1">Version</text:span>: Software version and release in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Version Description (SVD)</dc:title>
    <dc:description/>
    <dc:subject/>
    <meta:keyword/>
    <meta:initial-creator>Development Team</meta:initial-creator>
    <dc:creator>Development Team</dc:creator>
    <meta:creation-date>2025-06-27T03:46:17Z</meta:creation-date>
    <dc:date>2025-06-27T03:46:17Z</dc:date>
    <meta:user-defined meta:name="date" meta:value-type="string">2024-06-26</meta:user-defined>
    <meta:user-defined meta:name="document_type" meta:value-type="string">Software Version Descrip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